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>
      <style:text-properties style:text-underline-style="solid" style:text-underline-width="auto" style:text-underline-color="font-color" officeooo:rsid="002638e5" officeooo:paragraph-rsid="002638e5" style:text-underline-mode="continuous" style:text-overline-mode="continuous" style:text-line-through-mode="continuous"/>
    </style:style>
    <style:style style:name="P3" style:family="paragraph" style:parent-style-name="Standard" style:master-page-name="MP0">
      <style:paragraph-properties style:page-number="auto" fo:break-before="pag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text-properties style:text-underline-style="none" officeooo:rsid="002638e5" officeooo:paragraph-rsid="002638e5" style:text-underline-mode="continuous" style:text-overline-mode="continuous" style:text-line-through-mode="continuous"/>
    </style:style>
    <style:style style:name="P5" style:family="paragraph" style:parent-style-name="Standard">
      <style:text-properties style:text-underline-style="none" officeooo:rsid="002bfee0" officeooo:paragraph-rsid="002638e5" style:text-underline-mode="continuous" style:text-overline-mode="continuous" style:text-line-through-mode="continuous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rsid="0026f8a0" officeooo:paragraph-rsid="0026f8a0"/>
    </style:style>
    <style:style style:name="P8" style:family="paragraph" style:parent-style-name="Standard" style:list-style-name="L2"/>
    <style:style style:name="P9" style:family="paragraph" style:parent-style-name="Standard" style:list-style-name="L2">
      <style:text-properties officeooo:paragraph-rsid="0022d4ad"/>
    </style:style>
    <style:style style:name="P10" style:family="paragraph" style:parent-style-name="Standard" style:list-style-name="L2">
      <style:text-properties officeooo:rsid="002bfee0" officeooo:paragraph-rsid="002bfee0"/>
    </style:style>
    <style:style style:name="T1" style:family="text">
      <style:text-properties officeooo:rsid="0022d4a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a6a82"/>
    </style:style>
    <style:style style:name="T4" style:family="text">
      <style:text-properties style:text-underline-style="none" officeooo:rsid="002bfee0"/>
    </style:style>
    <style:style style:name="T5" style:family="text">
      <style:text-properties officeooo:rsid="0028e134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ing:</text:p>
      <text:p text:style-name="Standard">- continue testing on bigger threads to find bugs</text:p>
      <text:p text:style-name="P1"/>
      <text:p text:style-name="P2">To dos:</text:p>
      <text:p text:style-name="P4">- update readme with instructions for how to use it</text:p>
      <text:p text:style-name="P2"><text:span text:style-name="T3">- </text:span><text:span text:style-name="T4">make a variable for internal filepath (from C:) to project folder</text:span></text:p>
      <text:p text:style-name="P5">- make variable for internal filepath to reddit boogaloo folder</text:p>
      <text:p text:style-name="P1"/>
      <text:p text:style-name="Standard"><text:span text:style-name="T6">Features:</text:span></text:p>
      <text:list xml:id="list1684599573" text:style-name="L1">
        <text:list-item>
          <text:p text:style-name="P6">Add ability to choose child comments and add to videos</text:p>
        </text:list-item>
        <text:list-item>
          <text:p text:style-name="P6">consider using a deeper male voice (balabolka is free to use and python can access it)</text:p>
        </text:list-item>
        <text:list-item>
          <text:p text:style-name="P6">consider free tts</text:p>
        </text:list-item>
        <text:list-item>
          <text:p text:style-name="P6">improve outro clip</text:p>
        </text:list-item>
        <text:list-item>
          <text:p text:style-name="P6">improve static video effect<text:line-break/> - edit vf to add logo</text:p>
        </text:list-item>
        <text:list-item>
          <text:p text:style-name="P7"/>
        </text:list-item>
      </text:list>
      <text:p text:style-name="Standard"/>
      <text:p text:style-name="P1">Bugs:</text:p>
      <text:list xml:id="list219470392" text:style-name="L2">
        <text:list-item>
          <text:p text:style-name="P8">come up with a better fix to emoji charset bug</text:p>
        </text:list-item>
        <text:list-item>
          <text:p text:style-name="P8">fit the really long comments/screenshots into video to make them usabl<text:span text:style-name="T1">e</text:span></text:p>
        </text:list-item>
        <text:list-item>
          <text:p text:style-name="P9"><text:span text:style-name="T1">moviepy_script takes forever to build. Try different things to make it build faster<text:line-break/>- </text:span><text:span text:style-name="T5">temporary fix – commented out bg_pic imageclips</text:span></text:p>
        </text:list-item>
        <text:list-item>
          <text:p text:style-name="P10">\u2019 apostrophe bug – template font does not recognize it<text:line-break/>- isn’t looks like isn?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meta:creation-date>2020-03-25T15:54:00Z</meta:creation-date>
    <dc:date>2020-04-10T21:05:59.700000000</dc:date>
    <meta:editing-cycles>17</meta:editing-cycles>
    <meta:editing-duration>PT17H54M36S</meta:editing-duration>
    <meta:document-statistic meta:table-count="0" meta:image-count="0" meta:object-count="0" meta:page-count="1" meta:paragraph-count="18" meta:word-count="153" meta:character-count="828" meta:non-whitespace-character-count="699"/>
    <meta:template xlink:type="simple" xlink:actuate="onRequest" xlink:title="" xlink:href="Normal.dotm"/>
  </office:meta>
</office:document-meta>
</file>